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49.15pt"/>
    </style:style>
    <style:style style:name="co7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4"/>
        <table:table-column table:style-name="co2" table:default-cell-style-name="ce4"/>
        <table:table-column table:style-name="co3" table:default-cell-style-name="ce14"/>
        <table:table-column table:style-name="co6" table:number-columns-repeated="249" table:default-cell-style-name="ce22"/>
        <table:table-column table:style-name="co7" table:number-columns-repeated="767" table:default-cell-style-name="ce22"/>
        <table:table-row table:style-name="ro1">
          <table:table-cell table:style-name="Default"/>
          <table:table-cell table:style-name="ce6" office:value-type="string" table:number-columns-spanned="3" table:number-rows-spanned="1">
            <text:p>UBL Quotation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style-name="Default"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style-name="Default"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style-name="Default"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Quotation. Details</text:p>
          </table:table-cell>
          <table:table-cell table:style-name="ce2" office:value-type="string">
            <text:p>Quotation</text:p>
          </table:table-cell>
          <table:table-cell table:style-name="ce2" office:value-type="string">
            <text:p>The document used to quote for the provision of goods and services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Presupuesto</text:p>
          </table:table-cell>
          <table:table-cell table:style-name="ce12" office:value-type="string">
            <text:p>Documento utilizado para presupuestar la provisión de bienes y servicios.</text:p>
          </table:table-cell>
          <table:table-cell table:style-name="ce21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>
            <text:p>Quotation. UBL Version Identifier. Identifier</text:p>
          </table:table-cell>
          <table:table-cell table:style-name="ce3" office:value-type="string">
            <text:p>UBLVersionID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Versión UBL</text:p>
          </table:table-cell>
          <table:table-cell table:style-name="ce13" office:value-type="string">
            <text:p>La versión de esquema UBL 2 para este tipo de documento que define todos los elementos que se podrían encontrar en una instancia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Quotation. Customization Identifier. Identifier</text:p>
          </table:table-cell>
          <table:table-cell table:style-name="ce3" office:value-type="string">
            <text:p>CustomizationID</text:p>
          </table:table-cell>
          <table:table-cell table:style-name="ce3" office:value-type="string">
            <text:p>Identifies a user-defined customization of UBL for a specific us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Personalización</text:p>
          </table:table-cell>
          <table:table-cell table:style-name="ce13" office:value-type="string">
            <text:p>Identifica una personalización de UBL definida por un usuario o colectivo para un uso específico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Quotation. Profile Identifier. Identifier</text:p>
          </table:table-cell>
          <table:table-cell table:style-name="ce3" office:value-type="string">
            <text:p>ProfileID</text:p>
          </table:table-cell>
          <table:table-cell table:style-name="ce3" office:value-type="string">
            <text:p>Identifies a user-defined profile of the subset of UBL being used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Perfil</text:p>
          </table:table-cell>
          <table:table-cell table:style-name="ce13" office:value-type="string">
            <text:p>Identifica el perfil de personalización de UBL que se está utilizando.</text:p>
          </table:table-cell>
          <table:table-cell table:style-name="Default" table:number-columns-repeated="1016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3" office:value-type="string">
            <text:p>Quotation. Identifier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n identifier for the Quotation assigned by the Seller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Número de presupuesto</text:p>
          </table:table-cell>
          <table:table-cell table:style-name="ce13" office:value-type="string">
            <text:p>Identificador del presupuesto asignado por el vendedor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office:value-type="string">
            <text:p>Quotation. Copy_ Indicator. Indicator</text:p>
          </table:table-cell>
          <table:table-cell table:style-name="ce3" office:value-type="string">
            <text:p>CopyIndicator</text:p>
          </table:table-cell>
          <table:table-cell table:style-name="ce3" office:value-type="string">
            <text:p>Indicates whether the Quotation is a copy (true) or not (false)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Indicador de copia</text:p>
          </table:table-cell>
          <table:table-cell table:style-name="ce13" office:value-type="string">
            <text:p>Indica si el documento es una copia (verdad) o no (falso)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office:value-type="string">
            <text:p>Quotation. UUID. Identifier</text:p>
          </table:table-cell>
          <table:table-cell table:style-name="ce3" office:value-type="string">
            <text:p>UUID</text:p>
          </table:table-cell>
          <table:table-cell table:style-name="ce3" office:value-type="string">
            <text:p>A universally unique identifier for an instance of this ABI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UUID</text:p>
          </table:table-cell>
          <table:table-cell table:style-name="ce13" office:value-type="string">
            <text:p>Identificador único universal para una instancia de este ABIE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Quotation. Issue Date. Date</text:p>
          </table:table-cell>
          <table:table-cell table:style-name="ce3" office:value-type="string">
            <text:p>IssueDate</text:p>
          </table:table-cell>
          <table:table-cell table:style-name="ce3" office:value-type="string">
            <text:p>The date assigned by the Seller on which the Quotation was issued.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Fecha de emisión</text:p>
          </table:table-cell>
          <table:table-cell table:style-name="ce13" office:value-type="string">
            <text:p>Fecha que indica cuando fue emitido el presupuesto, asignada por el Vendedor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string">
            <text:p>Quotation. Issue Time. Time</text:p>
          </table:table-cell>
          <table:table-cell table:style-name="ce3" office:value-type="string">
            <text:p>IssueTime</text:p>
          </table:table-cell>
          <table:table-cell table:style-name="ce3" office:value-type="string">
            <text:p>The time assigned by the Seller at which the Quotation was issued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Hora de emisión</text:p>
          </table:table-cell>
          <table:table-cell table:style-name="ce13" office:value-type="string">
            <text:p>Hora de emisión del presupuesto, asignada por el Vendedor.</text:p>
          </table:table-cell>
          <table:table-cell table:style-name="Default" table:number-columns-repeated="1016"/>
        </table:table-row>
        <table:table-row table:style-name="ro7">
          <table:table-cell table:style-name="ce3" office:value-type="float" office:value="10">
            <text:p>10</text:p>
          </table:table-cell>
          <table:table-cell table:style-name="ce3" office:value-type="string">
            <text:p>Quotation. Note. Tex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Free-form text applying to the Quotation. This element may contain notes or any other similar information that is not contained explicitly in another structure.</text:p>
          </table:table-cell>
          <table:table-cell table:style-name="ce3" office:value-type="string">
            <text:p>0..n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Nota</text:p>
          </table:table-cell>
          <table:table-cell table:style-name="ce13" office:value-type="string">
            <text:p>Contiene cualquier texto en formato libre referente al documento entero o al mensaje en si mismo. Este elemento puede contener notas o alguna otra información similar que no esté contenida explícitamente en ninguna otra estructura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office:value-type="string">
            <text:p>Quotation. Pricing_ Currency Code. Code</text:p>
          </table:table-cell>
          <table:table-cell table:style-name="ce3" office:value-type="string">
            <text:p>PricingCurrencyCode</text:p>
          </table:table-cell>
          <table:table-cell table:style-name="ce3" office:value-type="string">
            <text:p>The currency that is used for all prices in the Quotation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 precios</text:p>
          </table:table-cell>
          <table:table-cell table:style-name="ce13" office:value-type="string">
            <text:p>Moneda en que se especificarán todos los precios de la transacción.</text:p>
          </table:table-cell>
          <table:table-cell table:style-name="Default" table:number-columns-repeated="1016"/>
        </table:table-row>
        <table:table-row table:style-name="ro6">
          <table:table-cell table:style-name="ce3" office:value-type="float" office:value="12">
            <text:p>12</text:p>
          </table:table-cell>
          <table:table-cell table:style-name="ce3" office:value-type="string">
            <text:p>Quotation. Line Count. Numeric</text:p>
          </table:table-cell>
          <table:table-cell table:style-name="ce3" office:value-type="string">
            <text:p>LineCountNumeric</text:p>
          </table:table-cell>
          <table:table-cell table:style-name="ce3" office:value-type="string">
            <text:p>The number of lines in the document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Contador de número de líneas</text:p>
          </table:table-cell>
          <table:table-cell table:style-name="ce13" office:value-type="string">
            <text:p>Número de líneas de detalle.</text:p>
          </table:table-cell>
          <table:table-cell table:style-name="Default" table:number-columns-repeated="1016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Quotation. Validity_ Period. Period</text:p>
          </table:table-cell>
          <table:table-cell office:value-type="string">
            <text:p>ValidityPeriod</text:p>
          </table:table-cell>
          <table:table-cell office:value-type="string">
            <text:p>The period for which the Quotation is valid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Período de validez</text:p>
          </table:table-cell>
          <table:table-cell office:value-type="string">
            <text:p>Período durante el que es válido el Pedido.</text:p>
          </table:table-cell>
          <table:table-cell table:number-columns-repeated="1016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Quotation. Request For Quotation_ Document Reference. Document Reference</text:p>
          </table:table-cell>
          <table:table-cell office:value-type="string">
            <text:p>RequestForQuotationDocumentReference</text:p>
          </table:table-cell>
          <table:table-cell office:value-type="string">
            <text:p>An associative reference to Request for Quotation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eferencia a Solicitud de Presupuesto</text:p>
          </table:table-cell>
          <table:table-cell office:value-type="string">
            <text:p>Asociación con una referencia a una solicitud de presupuesto.</text:p>
          </table:table-cell>
          <table:table-cell table:number-columns-repeated="1016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Quotation. Additional_ Document Reference. Document Reference</text:p>
          </table:table-cell>
          <table:table-cell office:value-type="string">
            <text:p>AdditionalDocumentReference</text:p>
          </table:table-cell>
          <table:table-cell office:value-type="string">
            <text:p>An associative reference to Additional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documento adicional</text:p>
          </table:table-cell>
          <table:table-cell office:value-type="string">
            <text:p>Asociación con uno o más referencias a Documentos Adicionales.</text:p>
          </table:table-cell>
          <table:table-cell table:number-columns-repeated="1016"/>
        </table:table-row>
        <table:table-row table:style-name="ro6">
          <table:table-cell office:value-type="float" office:value="16">
            <text:p>16</text:p>
          </table:table-cell>
          <table:table-cell office:value-type="string">
            <text:p>Quotation. Contract</text:p>
          </table:table-cell>
          <table:table-cell office:value-type="string">
            <text:p>Contract</text:p>
          </table:table-cell>
          <table:table-cell office:value-type="string">
            <text:p>An association to Contrac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Contrato</text:p>
          </table:table-cell>
          <table:table-cell office:value-type="string">
            <text:p>Asociación con un Contrato.</text:p>
          </table:table-cell>
          <table:table-cell table:number-columns-repeated="1016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Quotation. Signature</text:p>
          </table:table-cell>
          <table:table-cell office:value-type="string">
            <text:p>Signature</text:p>
          </table:table-cell>
          <table:table-cell office:value-type="string">
            <text:p>An association to Signatur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Firma</text:p>
          </table:table-cell>
          <table:table-cell office:value-type="string">
            <text:p>Asociación con una o más Firmas.</text:p>
          </table:table-cell>
          <table:table-cell table:number-columns-repeated="1016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Quotation. Seller_ Supplier Party. Supplier Party</text:p>
          </table:table-cell>
          <table:table-cell office:value-type="string">
            <text:p>SellerSupplierParty</text:p>
          </table:table-cell>
          <table:table-cell office:value-type="string">
            <text:p>An association to the Seller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Vendedor</text:p>
          </table:table-cell>
          <table:table-cell office:value-type="string">
            <text:p>Asociación con el Vendedor.</text:p>
          </table:table-cell>
          <table:table-cell table:number-columns-repeated="1016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Quotation. Originator_ Customer Party. Customer Party</text:p>
          </table:table-cell>
          <table:table-cell office:value-type="string">
            <text:p>OriginatorCustomerParty</text:p>
          </table:table-cell>
          <table:table-cell office:value-type="string">
            <text:p>An association to the Originato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Originador</text:p>
          </table:table-cell>
          <table:table-cell office:value-type="string">
            <text:p>Asociación con el Originador de la transacción.</text:p>
          </table:table-cell>
          <table:table-cell table:number-columns-repeated="1016"/>
        </table:table-row>
        <table:table-row table:style-name="ro6">
          <table:table-cell office:value-type="float" office:value="20">
            <text:p>20</text:p>
          </table:table-cell>
          <table:table-cell office:value-type="string">
            <text:p>Quotation. Delivery</text:p>
          </table:table-cell>
          <table:table-cell office:value-type="string">
            <text:p>Delivery</text:p>
          </table:table-cell>
          <table:table-cell office:value-type="string">
            <text:p>An association to Delivery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Entrega</text:p>
          </table:table-cell>
          <table:table-cell office:value-type="string">
            <text:p>Asociación con una entrega (o entregas).</text:p>
          </table:table-cell>
          <table:table-cell table:number-columns-repeated="1016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Quotation. Delivery Terms</text:p>
          </table:table-cell>
          <table:table-cell office:value-type="string">
            <text:p>DeliveryTerms</text:p>
          </table:table-cell>
          <table:table-cell office:value-type="string">
            <text:p>An association to Delivery Terms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Condiciones de entrega</text:p>
          </table:table-cell>
          <table:table-cell office:value-type="string">
            <text:p>Asociación con las condiciones de entrega acordadas.</text:p>
          </table:table-cell>
          <table:table-cell table:number-columns-repeated="1016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Quotation. Payment Means</text:p>
          </table:table-cell>
          <table:table-cell office:value-type="string">
            <text:p>PaymentMeans</text:p>
          </table:table-cell>
          <table:table-cell office:value-type="string">
            <text:p>An association to potential Payment Means for Orders related to this Quotation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Medios de pago</text:p>
          </table:table-cell>
          <table:table-cell office:value-type="string">
            <text:p>Asociación con los medios de pago esperados para los Pedidos relativos a este Presupuesot.</text:p>
          </table:table-cell>
          <table:table-cell table:number-columns-repeated="1016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Quotation. Transaction Conditions</text:p>
          </table:table-cell>
          <table:table-cell office:value-type="string">
            <text:p>TransactionConditions</text:p>
          </table:table-cell>
          <table:table-cell office:value-type="string">
            <text:p>An association with any purchasing, sales or payment conditions applying to Orders related to this Quotation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Condiciones de transacción</text:p>
          </table:table-cell>
          <table:table-cell office:value-type="string">
            <text:p>Asociación con las condiciones de venta, compra o pago que se aplican a los Pedidos relativos a este Presupuesto.</text:p>
          </table:table-cell>
          <table:table-cell table:number-columns-repeated="101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Quotation. Allowance Charge</text:p>
          </table:table-cell>
          <table:table-cell office:value-type="string">
            <text:p>AllowanceCharge</text:p>
          </table:table-cell>
          <table:table-cell office:value-type="string">
            <text:p>An association to Allowances and Charges that apply to the Quotation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Descuentos y cargos</text:p>
          </table:table-cell>
          <table:table-cell office:value-type="string">
            <text:p>Asociación con Descuentos y Cargos aplicables a todo el Presupuesto.</text:p>
          </table:table-cell>
          <table:table-cell table:number-columns-repeated="1016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Quotation. Destination_ Country. Country</text:p>
          </table:table-cell>
          <table:table-cell office:value-type="string">
            <text:p>DestinationCountry</text:p>
          </table:table-cell>
          <table:table-cell office:value-type="string">
            <text:p>An association to the country of destination (for customs purposes for potential orders)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País de destino</text:p>
          </table:table-cell>
          <table:table-cell office:value-type="string">
            <text:p>Asociación con el país de destino (a efectos aduaneros).</text:p>
          </table:table-cell>
          <table:table-cell table:number-columns-repeated="1016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Quotation. Tax Total</text:p>
          </table:table-cell>
          <table:table-cell office:value-type="string">
            <text:p>TaxTotal</text:p>
          </table:table-cell>
          <table:table-cell office:value-type="string">
            <text:p>An association to the total tax amount of the Order (as estimated by the Seller)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otal impuestos</text:p>
          </table:table-cell>
          <table:table-cell office:value-type="string">
            <text:p>Asociación con el total de impuestos (calculados por el Vendedor).</text:p>
          </table:table-cell>
          <table:table-cell table:number-columns-repeated="1016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Quotation. Quoted_ Monetary Total. Monetary Total</text:p>
          </table:table-cell>
          <table:table-cell office:value-type="string">
            <text:p>QuotedMonetaryTotal</text:p>
          </table:table-cell>
          <table:table-cell office:value-type="string">
            <text:p>An association to the total amounts for the Quotation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Total importes previstos</text:p>
          </table:table-cell>
          <table:table-cell office:value-type="string">
            <text:p>Asociación con los totales del Presupuesto.</text:p>
          </table:table-cell>
          <table:table-cell table:number-columns-repeated="1016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Quotation. Quotation Line</text:p>
          </table:table-cell>
          <table:table-cell office:value-type="string">
            <text:p>QuotationLine</text:p>
          </table:table-cell>
          <table:table-cell office:value-type="string">
            <text:p>An association to one or more Quotation Lines.</text:p>
          </table:table-cell>
          <table:table-cell office:value-type="string">
            <text:p>1..n</text:p>
          </table:table-cell>
          <table:table-cell office:value-type="string">
            <text:p>ASBIE</text:p>
          </table:table-cell>
          <table:table-cell office:value-type="string">
            <text:p>Línea de presupuesto</text:p>
          </table:table-cell>
          <table:table-cell office:value-type="string">
            <text:p>Asocia el presupuesto con una o más líneas.</text:p>
          </table:table-cell>
          <table:table-cell table:number-columns-repeated="1016"/>
        </table:table-row>
        <table:table-row table:style-name="ro6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text> </number:text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Quotation-2.0</dc:title>
    <dc:subject>Spanish Localization</dc:subject>
    <meta:initial-creator>UBL Localization Subcommittees</meta:initial-creator>
    <meta:creation-date>2006-11-11T09:58:57</meta:creation-date>
    <dc:creator>Administrator</dc:creator>
    <dc:date>2008-10-23T11:34:48</dc:date>
    <meta:print-date>2007-02-02T10:27:24</meta:print-date>
    <meta:editing-cycles>1</meta:editing-cycles>
    <meta:editing-duration>PT52113H31M44S</meta:editing-duration>
    <meta:document-statistic meta:table-count="1" meta:cell-count="235" meta:object-count="0"/>
    <meta:generator>OpenOffice.org/3.0$Win32 OpenOffice.org_project/300m9$Build-9358</meta:generator>
  </office:meta>
</office:document-meta>
</file>